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Značkapozn.podčarou" style:family="text">
      <style:text-properties fo:font-weight="normal" style:font-weight-asian="normal" fo:font-size="9pt" style:font-size-asian="9pt"/>
    </style:style>
    <style:style style:name="T18" style:parent-style-name="Značkapozn.podčarou" style:family="text">
      <style:text-properties fo:font-weight="normal" style:font-weight-asian="normal" fo:font-size="9pt" style:font-size-asian="9pt"/>
    </style:style>
    <style:style style:name="T19" style:parent-style-name="Značkapozn.podčarou" style:family="text">
      <style:text-properties fo:font-weight="normal" style:font-weight-asian="normal" fo:font-size="9pt" style:font-size-asian="9pt"/>
    </style:style>
    <style:style style:name="T20" style:parent-style-name="Značkapozn.podčarou" style:family="text">
      <style:text-properties fo:font-weight="normal" style:font-weight-asian="normal" fo:font-size="9pt" style:font-size-asian="9pt"/>
    </style:style>
    <style:style style:name="T21" style:parent-style-name="Značkapozn.podčarou" style:family="text">
      <style:text-properties fo:font-weight="normal" style:font-weight-asian="normal" fo:font-size="9pt" style:font-size-asian="9pt"/>
    </style:style>
    <style:style style:name="T22" style:parent-style-name="Značkapozn.podčarou" style:family="text">
      <style:text-properties fo:font-weight="normal" style:font-weight-asian="normal" fo:font-size="9pt" style:font-size-asian="9pt"/>
    </style:style>
    <style:style style:name="T23" style:parent-style-name="Značkapozn.podčarou" style:family="text">
      <style:text-properties fo:font-weight="normal" style:font-weight-asian="normal" fo:font-size="9pt" style:font-size-asian="9pt"/>
    </style:style>
    <style:style style:name="P24" style:parent-style-name="Základnítext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9/2019<text:bookmark-end text:name="Text14"/></text:p>
            <text:p text:style-name="Normální">KVOP-19419/2019<text:bookmark-end text:name="Text2"/></text:p>
            <text:p text:style-name="Normální"><text:bookmark-start text:name="Text6"/>24. 04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L. V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V.,</text:p>
      <text:p text:style-name="Základnítext">dne 17. dubna byla do Kanceláře veřejného ochránce práv doručena Vaše žádost podle zákona č. 106/1999 Sb., o svobodném přístupu k informacím, ve znění pozdějších předpisů. Žádáte veřejného ochránce práv o písemné vyrozumění ve věci výkonu ústavního ochranného léčení v psychiatrické nemocnici a souvisejícího omezování práv pacientů vykonávajících ochranné léčení, a to konkrétně telefonování a návštěv.</text:p>
      <text:p text:style-name="Základnítext">Ve smyslu zákona o svobodném přístupu k informacím,<text:s/><text:span text:style-name="Silné">se poskytují níže uvedené informace</text:span>:</text:p>
      <text:p text:style-name="Základnítext">Ochránkyně bez ohledu na důvod hospitalizace dlouhodobě doporučuje psychiatrickým nemocnicím, aby pacientům umožnily mít mobilní telefony u sebe a používat je od počátku hospitalizace.<text:span text:style-name="Značkapozn.podčarou"><text:note text:note-class="footnote" text:id="_ftn0"><text:note-citation>1</text:note-citation><text:note-body><text:p text:style-name="Textpozn.podčarou"><text:s/><text:span text:style-name="T17"><text:tab/></text:span>Tento závěr vyslovila veřejná ochránkyně práv např. ve své zprávě z návštěvy zařízení ze dne 16. června 2017, sp. zn. 9/2017/NZ. Dostupné z:<text:s/><text:span text:style-name="Hypertextovýodkaz">http://eso.ochrance.cz/Nalezene/Edit/5942</text:span>.</text:p></text:note-body></text:note></text:span><text:s/>Používání vlastního mobilního telefonu přitom předpokládá rovněž organizační zajištění ze strany psychiatrické nemocnice, včetně zajištění možnosti nabíjení telefonu, jeho uschování na bezpečném místě<text:s/>a umožnění přístupu<text:s/>k němu.<text:span text:style-name="Značkapozn.podčarou"><text:note text:note-class="footnote" text:id="_ftn1"><text:note-citation>2</text:note-citation><text:note-body><text:p text:style-name="Textpozn.podčarou"><text:s/><text:span text:style-name="T18"><text:tab/></text:span>To vyplývá například ze zprávy veřejné ochránkyně práv z návštěvy zařízení ze dne 9. srpna 2013, sp. zn. 31/2012/NZ, dostupné z:<text:s/><text:span text:style-name="Hypertextovýodkaz">http://eso.ochrance.cz/Nalezene/Edit/2610,</text:span><text:s/>nebo ze zprávy veřejné ochránkyně práv o šetření ze dne 25. listopadu 2015, sp. zn. 524/2015/VOP, dostupné z:<text:s/><text:span text:style-name="Hypertextovýodkaz">http://eso.ochrance.cz/Nalezene/Edit/3416</text:span>.</text:p></text:note-body></text:note></text:span></text:p>
      <text:p text:style-name="Základnítext">Zákon výslovně upravuje možnost zakázat použití telefonu při hospitalizaci v psychiatrické nemocnici pouze u pacientů ve výkonu ústavního ochranného léčení.<text:span text:style-name="Značkapozn.podčarou"><text:note text:note-class="footnote" text:id="_ftn2"><text:note-citation>3</text:note-citation><text:note-body><text:p text:style-name="Textpozn.podčarou"><text:s/><text:span text:style-name="T19"><text:tab/></text:span>Ustanovení § 85 odst. 1 písm. a) bodu 2 zákona č. 373/2011 Sb., o specifických zdravotních službách, ve znění pozdějších předpisů.</text:p></text:note-body></text:note></text:span><text:s/>Psychiatrická nemocnice by k tomuto zákazu měla přistupovat<text:s/>pouze v odůvodněných případech, má-li důvodné podezření, že by byl použitím telefonu závažným způsobem narušen léčebný postup. Například<text:s/>by se mohlo jednat o situace, kdy<text:s/>existuje<text:s/>podezření<text:s/>na páchání trestné činnosti prostřednictvím telefonu,<text:s/>u pacientů se sebepoškozovacími tendencemi, kteří by si<text:s/><text:soft-page-break/>telefonem chtěli ublížit, nebo je-li nežádoucí, aby se pacient věnoval v průběhu terapie používání telefonu apod.<text:span text:style-name="Značkapozn.podčarou"><text:note text:note-class="footnote" text:id="_ftn3"><text:note-citation>4</text:note-citation><text:note-body><text:p text:style-name="Textpozn.podčarou"><text:s/><text:span text:style-name="T20"><text:tab/></text:span>Zpráva veřejné ochránkyně práv z návštěvy zařízení ze dne 16. června 2017, sp. zn. 9/2017/NZ. Dostupné z: <text:span text:style-name="Hypertextovýodkaz">http://eso.ochrance.cz/Nalezene/Edit/5942</text:span>.</text:p></text:note-body></text:note></text:span></text:p>
      <text:p text:style-name="Základnítext">Pro ostatní důvody hospitalizace není uvedeno<text:s/>konkrétní pravidlo týkající se používání telefonu.<text:s/>Zákon pouze<text:s/>obecně stanovuje, že pacient má právo<text:s/>na poskytování zdravotních služeb<text:s/>v co nejméně omezujícím prostředí při zajištění kvality<text:s/>a bezpečí poskytovaných zdravotních služeb.<text:span text:style-name="Značkapozn.podčarou"><text:note text:note-class="footnote" text:id="_ftn4"><text:note-citation>5</text:note-citation><text:note-body><text:p text:style-name="Textpozn.podčarou"><text:s/><text:span text:style-name="T21"><text:tab/></text:span>Ustanovení § 28 odst. 3 písm. k) zákona č. 372/2011 Sb., o zdravotních službách a podmínkách jejich poskytování, ve znění pozdějších předpisů.</text:p></text:note-body></text:note></text:span><text:s/>Z toho vyplývá, že zdravotnické zařízení je<text:s/>v zásadě povinno pacientům použití telefonu umožnit.<text:s/>V případě zákazu či omezení používání telefonu nesmí být zasaženo<text:s/>do ústavně zaručených práv pacienta více,<text:s/>než je nezbytné<text:s/>k dosažení sledovaného účelu. Dále je třeba zvažovat vhodnost<text:s/>a přiměřenost zasahujícího opatření, tedy zda neexistuje jiné opatření, které by mělo stejný účinek, avšak zasáhlo<text:s/>do práv pacienta méně.</text:p>
      <text:p text:style-name="Základnítext">Ze<text:s/>závěrů ochránkyně dále vyplývá, že by se zákaz<text:s/>či omezení používání telefonu měly<text:s/>vztahovat pouze<text:s/>na konkrétní případy, nikdy by neměly<text:s/>být uděleny<text:s/>paušálně.<text:s/>Plošný zákaz<text:s/>používání vlastního mobilního telefonu<text:s/>ochránkyně<text:s/>nepovažuje za přiměřený.<text:span text:style-name="Značkapozn.podčarou"><text:note text:note-class="footnote" text:id="_ftn5"><text:note-citation>6</text:note-citation><text:note-body><text:p text:style-name="Textpozn.podčarou"><text:s/><text:span text:style-name="T22"><text:tab/></text:span>Zpráva veřejné ochránkyně práv o šetření ze dne 25. listopadu 2015, sp. zn. 524/2015/VOP. Dostupné z: <text:span text:style-name="Hypertextovýodkaz">http://eso.ochrance.cz/Nalezene/Edit/3416</text:span>.</text:p></text:note-body></text:note></text:span><text:s/>Při stanovování časových úseků,<text:s/>v nichž je možné telefon použít, by navíc mělo být zohledněno, zda tímto zákazem nepřijde<text:s/>pacient<text:s/>o jedinou možnost kontaktu se svými<text:s/>blízkými.<text:s/>Za takových okolností by se mohlo jednat<text:s/>o nepřiměřený zásah<text:s/>do práva<text:s/>na soukromý<text:s/>a rodinný život. Zákaz<text:s/>používat telefon<text:s/>v určitých denních dobách může být odůvodněn<text:s/>například<text:s/>režimem dne nebo léčebnými důvody.<text:s/>Kromě toho by mělo být dbáno<text:s/>i na to, aby časový úsek, kdy je používání telefonu dovoleno, zahrnoval<text:s/>i dobu úředních hodin.<text:span text:style-name="Značkapozn.podčarou"><text:note text:note-class="footnote" text:id="_ftn6"><text:note-citation>7</text:note-citation><text:note-body><text:p text:style-name="Textpozn.podčarou"><text:s/><text:span text:style-name="T23"><text:tab/></text:span>Zpráva veřejné ochránkyně práv z návštěvy zařízení ze dne 16. června 2017, sp. zn. 9/2017/NZ. Dostupné z: <text:span text:style-name="Hypertextovýodkaz">http://eso.ochrance.cz/Nalezene/Edit/5942</text:span>.</text:p></text:note-body></text:note></text:span></text:p>
      <text:p text:style-name="Základnítext">Obdobné právní hodnocení zastává ochránkyně i v případě návštěv pacientů vykonávajících ochranné léčení, resp. práva psychiatrické nemocnice, ve které se vykonává ochranné léčení, výjimečně zakázat konkrétní návštěvu pacienta.<text:span text:style-name="Značkapozn.podčarou"><text:note text:note-class="footnote" text:id="_ftn7"><text:note-citation>8</text:note-citation><text:note-body><text:p text:style-name="Textpozn.podčarou"><text:s/>§ 85 odst. 1 písm. a) bod 1 zákona o specifických zdravotních službách.</text:p></text:note-body></text:note></text:span></text:p>
      <text:p text:style-name="Základnítext">Nad rámec uvedeného uvádím, že veřejná ochránkyně práv se může zabývat stížnostmi osob nacházejících se<text:s/>v zařízeních,<text:s/>v nichž se vykonává ústavní ochranné léčení. Ochránkyně je oprávněna prošetřit podmínky pobytu<text:s/>a zacházení<text:s/>s pacienty během výkonu ochranného léčení. Zákon<text:s/>o veřejném ochránci práv<text:span text:style-name="Značkapozn.podčarou"><text:note text:note-class="footnote" text:id="_ftn8"><text:note-citation>9</text:note-citation><text:note-body><text:p text:style-name="Textpozn.podčarou"><text:s/>Zákon č. 349/1999 Sb., o veřejném ochránci práv, ve znění pozdějších předpisů.</text:p></text:note-body></text:note></text:span><text:s/>předpokládá, že se stěžovatel nejprve pokusí zjednat nápravu sám.<text:s/>To znamená, že podá sám nebo v zastoupení<text:s/>stížnost<text:s/>k řediteli psychiatrické nemocnice,<text:s/>v níž vykonává<text:s/>ochranné léčení.<text:s/>Pokud stěžovatel nebude s vyřízením stížnosti ředitelem spokojen, můžete se<text:s/>obrátit na veřejnou ochránkyni práv.<text:s/></text:p>
      <text:soft-page-break/>
      <text:p text:style-name="Základnítext">Nebudete-li<text:s/>stěžovatel souhlasit s posouzením své stížnosti ředitelem psychiatrické nemocnice, je možné také podat stížnost krajskému úřadu, na jehož území psychiatrická nemocnice sídlí.<text:s/>Rovněž vyřízením této stížnosti se ochránkyně může zabývat.</text:p>
      <text:p text:style-name="Základnítext">S pozdravem</text:p>
      <text:p text:style-name="P24"/>
      <text:p text:style-name="podpis">Mgr. Petra Zdražilová</text:p>
      <text:p text:style-name="podpis">ředitelka právní sekce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FFUO*</text:span>*KVOPX009FFUO*</text:p>
        <text:p text:style-name="P12"><text:span text:style-name="T13">KVOPX009FFUO</text:span>KVOPX009FFUO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5-07T11:01:00Z</meta:creation-date>
    <dc:date>2019-05-07T11:01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3" meta:paragraph-count="8" meta:word-count="633" meta:character-count="4362" meta:row-count="31" meta:non-whitespace-character-count="3737"/>
  </office:meta>
</office:document-meta>
</file>